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list-style-name="LFO1" style:family="paragraph"/>
    <style:style style:name="P3" style:parent-style-name="Normal" style:list-style-name="LFO2" style:family="paragraph"/>
    <style:style style:name="P4" style:parent-style-name="Normal" style:list-style-name="LFO2" style:family="paragraph"/>
    <style:style style:name="P5" style:parent-style-name="Normal" style:list-style-name="LFO3" style:family="paragraph"/>
    <style:style style:name="T6" style:parent-style-name="DefaultParagraphFont" style:family="text">
      <style:text-properties fo:font-style="italic" style:font-style-asian="italic" style:font-style-complex="italic"/>
    </style:style>
    <style:style style:name="P7" style:parent-style-name="Normal" style:list-style-name="LFO3" style:family="paragraph"/>
    <style:style style:name="T8" style:parent-style-name="DefaultParagraphFont" style:family="text">
      <style:text-properties fo:font-style="italic" style:font-style-asian="italic" style:font-style-complex="italic"/>
    </style:style>
    <style:style style:name="P9" style:parent-style-name="Normal" style:list-style-name="LFO3" style:family="paragraph"/>
    <style:style style:name="T10" style:parent-style-name="DefaultParagraphFont" style:family="text">
      <style:text-properties fo:font-style="italic" style:font-style-asian="italic" style:font-style-complex="italic"/>
    </style:style>
    <style:style style:name="P11" style:parent-style-name="Normal" style:list-style-name="LFO3" style:family="paragraph"/>
    <style:style style:name="T12" style:parent-style-name="DefaultParagraphFont" style:family="text">
      <style:text-properties fo:font-style="italic" style:font-style-asian="italic" style:font-style-complex="italic"/>
    </style:style>
    <style:style style:name="P13" style:parent-style-name="Normal" style:list-style-name="LFO3" style:family="paragraph"/>
    <style:style style:name="T14" style:parent-style-name="DefaultParagraphFont" style:family="text">
      <style:text-properties fo:font-style="italic" style:font-style-asian="italic" style:font-style-complex="italic"/>
    </style:style>
    <style:style style:name="P15" style:parent-style-name="Normal" style:list-style-name="LFO4" style:family="paragraph"/>
    <style:style style:name="P16" style:parent-style-name="Normal" style:list-style-name="LFO4" style:family="paragraph"/>
    <style:style style:name="P17" style:parent-style-name="Normal" style:list-style-name="LFO4" style:family="paragraph"/>
    <style:style style:name="P18" style:parent-style-name="Normal" style:list-style-name="LFO5" style:family="paragraph"/>
    <style:style style:name="P19" style:parent-style-name="Normal" style:list-style-name="LFO5" style:family="paragraph"/>
    <style:style style:name="P20" style:parent-style-name="Normal" style:list-style-name="LFO5" style:family="paragraph"/>
    <style:style style:name="P21" style:parent-style-name="Normal" style:list-style-name="LFO5" style:family="paragraph"/>
    <style:style style:name="P22" style:parent-style-name="Normal" style:list-style-name="LFO5" style:family="paragraph"/>
    <style:style style:name="P23" style:parent-style-name="Normal" style:list-style-name="LFO6" style:family="paragraph"/>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P26" style:parent-style-name="Normal" style:list-style-name="LFO6" style:family="paragraph"/>
    <style:style style:name="P27" style:parent-style-name="Normal" style:list-style-name="LFO7" style:family="paragraph"/>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P31" style:parent-style-name="Normal" style:list-style-name="LFO7" style:family="paragraph"/>
    <style:style style:name="T32" style:parent-style-name="DefaultParagraphFont" style:family="text">
      <style:text-properties fo:font-weight="bold" style:font-weight-asian="bold" style:font-weight-complex="bold"/>
    </style:style>
    <style:style style:name="P33" style:parent-style-name="Normal" style:list-style-name="LFO7" style:family="paragraph"/>
    <style:style style:name="P34" style:parent-style-name="Normal" style:list-style-name="LFO7" style:family="paragraph">
      <style:text-properties fo:font-weight="bold" style:font-weight-asian="bold" style:font-weight-complex="bold"/>
    </style:style>
    <style:style style:name="P35" style:parent-style-name="Normal" style:list-style-name="LFO7" style:family="paragraph"/>
    <style:style style:name="P36" style:parent-style-name="Normal" style:list-style-name="LFO7" style:family="paragraph"/>
    <style:style style:name="P37" style:parent-style-name="Normal" style:list-style-name="LFO7" style:family="paragraph"/>
    <style:style style:name="P38" style:parent-style-name="Normal" style:list-style-name="LFO7" style:family="paragraph"/>
    <style:style style:name="P39" style:parent-style-name="ListParagraph" style:list-style-name="LFO8" style:family="paragraph"/>
    <style:style style:name="P40" style:parent-style-name="ListParagraph" style:list-style-name="LFO8" style:family="paragraph"/>
    <style:style style:name="P41" style:parent-style-name="ListParagraph" style:list-style-name="LFO8" style:family="paragraph"/>
    <style:style style:name="P42" style:parent-style-name="ListParagraph" style:list-style-name="LFO8" style:family="paragraph"/>
    <style:style style:name="P43" style:parent-style-name="ListParagraph" style:list-style-name="LFO8" style:family="paragraph"/>
  </office:automatic-styles>
  <office:body>
    <office:text text:use-soft-page-breaks="true">
      <text:h text:style-name="P1" text:outline-level="1">Sentence Tense Analyser</text:h>
      <text:p text:style-name="Normal">The Sentence Tense Analyser processes a given text and determines whether it is primarily written in the past or present tense. The process follows these steps:</text:p>
      <text:p text:style-name="Normal">1. Text Cleanup</text:p>
      <text:list text:style-name="LFO1" text:continue-numbering="true">
        <text:list-item>
          <text:p text:style-name="P2">Removes extra spaces and line breaks for easier processing.</text:p>
        </text:list-item>
      </text:list>
      <text:p text:style-name="Normal">2. Breaking Down the Text</text:p>
      <text:list text:style-name="LFO2" text:continue-numbering="true">
        <text:list-item>
          <text:p text:style-name="P3">Splits the text into individual words.</text:p>
        </text:list-item>
        <text:list-item>
          <text:p text:style-name="P4">Assigns grammar labels (e.g., verb, noun, etc.) to each word.</text:p>
        </text:list-item>
      </text:list>
      <text:p text:style-name="Normal">3. Identifying Verb Patterns</text:p>
      <text:p text:style-name="Normal">The program scans the text for specific verb structures that indicate different tenses, such as:</text:p>
      <text:list text:style-name="LFO3" text:continue-numbering="true">
        <text:list-item>
          <text:p text:style-name="P5">Present Continuous:<text:s/><text:span text:style-name="T6">is walking, are running</text:span></text:p>
        </text:list-item>
        <text:list-item>
          <text:p text:style-name="P7">Past Simple:<text:s/><text:span text:style-name="T8">walked, ran</text:span></text:p>
        </text:list-item>
        <text:list-item>
          <text:p text:style-name="P9">Present Simple:<text:s/><text:span text:style-name="T10">walks, runs</text:span></text:p>
        </text:list-item>
        <text:list-item>
          <text:p text:style-name="P11">Future Forms:<text:s/><text:span text:style-name="T12">will walk, going to run</text:span></text:p>
        </text:list-item>
        <text:list-item>
          <text:p text:style-name="P13">Perfect Forms:<text:s/><text:span text:style-name="T14">has walked, will have run</text:span></text:p>
        </text:list-item>
      </text:list>
      <text:p text:style-name="Normal">4. Determining the Dominant Tense</text:p>
      <text:list text:style-name="LFO4" text:continue-numbering="true">
        <text:list-item>
          <text:p text:style-name="P15">Counts the occurrences of different verb tenses.</text:p>
        </text:list-item>
        <text:list-item>
          <text:p text:style-name="P16">Selects the most frequently occurring tense.</text:p>
        </text:list-item>
        <text:list-item>
          <text:p text:style-name="P17">If no clear determination is possible, it labels the text as "unknown".</text:p>
        </text:list-item>
      </text:list>
      <text:p text:style-name="Normal">Example Output</text:p>
      <text:p text:style-name="Normal">For "He walks to school and talks to his friends", the analyser identifies it as present tense.<text:line-break/>For "She walked home and ate dinner", it determines the text is in past tense.</text:p>
      <text:p text:style-name="Normal">This process mimics how a grammar teacher might assess a paragraph by counting verbs and identifying the dominant tense.</text:p>
      <text:p text:style-name="Normal"/>
      <text:h text:style-name="Heading1" text:outline-level="1">Patent Example Extraction Process</text:h>
      <text:p text:style-name="Normal">This process extracts experimental examples from patent documents formatted as XML files. It follows a structured approach to locate, extract, and store relevant data.</text:p>
      <text:h text:style-name="Heading2" text:outline-level="2">1. Main Section Detection</text:h>
      <text:p text:style-name="Normal">The system begins by searching for a section explicitly labelled as containing examples using the function extract_experiments_w_heading().</text:p>
      <text:soft-page-break/>
      <text:h text:style-name="Heading4" text:outline-level="4">Path A: If a Main Heading is Found</text:h>
      <text:list text:style-name="LFO5" text:continue-numbering="true">
        <text:list-item>
          <text:p text:style-name="P18">The program searches for specific section headings, such as:<text:s/></text:p>
          <text:list text:continue-numbering="true">
            <text:list-item>
              <text:p text:style-name="P19">"EXAMPLES"</text:p>
            </text:list-item>
            <text:list-item>
              <text:p text:style-name="P20">"EXPERIMENTS"</text:p>
            </text:list-item>
            <text:list-item>
              <text:p text:style-name="P21">"TESTS"</text:p>
            </text:list-item>
          </text:list>
        </text:list-item>
        <text:list-item>
          <text:p text:style-name="P22">Once a heading is located, it extracts all content that follows.</text:p>
        </text:list-item>
      </text:list>
      <text:p text:style-name="Normal">Example Structure:</text:p>
      <text:p text:style-name="Normal">EXAMPLES (main heading)</text:p>
      <text:p text:style-name="Normal"><text:s text:c="4"/>Example 1</text:p>
      <text:p text:style-name="Normal"><text:s text:c="8"/>Title: "Synthesis of Compound A"</text:p>
      <text:p text:style-name="Normal"><text:s text:c="8"/>Content: Description, procedures, and results</text:p>
      <text:p text:style-name="Normal"><text:s text:c="4"/>Example 2</text:p>
      <text:p text:style-name="Normal"><text:s text:c="8"/>Title: "Test of Material B"</text:p>
      <text:p text:style-name="Normal"><text:s text:c="8"/>Content: Experimental process and findings</text:p>
      <text:h text:style-name="Heading4" text:outline-level="4">Path B: If No Main Heading is Found</text:h>
      <text:list text:style-name="LFO6" text:continue-numbering="true">
        <text:list-item>
          <text:p text:style-name="P23">The program scans the entire document for individual example headings (e.g.,<text:s/><text:span text:style-name="T24">"Example 1"</text:span>,<text:s/><text:span text:style-name="T25">"Example 2"</text:span>).</text:p>
        </text:list-item>
        <text:list-item>
          <text:p text:style-name="P26">It extracts the corresponding content even if no overarching section exists.</text:p>
        </text:list-item>
      </text:list>
      <text:p text:style-name="Normal">Example Structure:</text:p>
      <text:p text:style-name="Normal">(Scattered throughout the document)</text:p>
      <text:p text:style-name="Normal">Example 1</text:p>
      <text:p text:style-name="Normal"><text:s text:c="4"/>Title: "Reaction Test"</text:p>
      <text:p text:style-name="Normal"><text:s text:c="4"/>Content: Step-by-step reaction procedure</text:p>
      <text:p text:style-name="Normal">Example 2</text:p>
      <text:p text:style-name="Normal"><text:s text:c="4"/>Title: "Heat Resistance Study"</text:p>
      <text:p text:style-name="Normal"><text:s text:c="4"/>Content: Data on material performance under heat</text:p>
      <text:p text:style-name="Normal"/>
      <text:h text:style-name="Heading2" text:outline-level="2">2. Example Content Extraction</text:h>
      <text:p text:style-name="Normal">For each example found, the following elements are extracted:</text:p>
      <text:list text:style-name="LFO7" text:continue-numbering="true">
        <text:list-item>
          <text:p text:style-name="P27"><text:span text:style-name="T28">Example Number:</text:span><text:s/>Derived from headings such as<text:s/><text:span text:style-name="T29">"Example 1"</text:span>,<text:s/><text:span text:style-name="T30">"Example 2"</text:span>.</text:p>
        </text:list-item>
        <text:list-item>
          <text:p text:style-name="P31"><text:span text:style-name="T32">Title:</text:span><text:s/>Extracted from the first paragraph or heading after the example number.</text:p>
          <text:list text:continue-numbering="true">
            <text:list-item>
              <text:p text:style-name="P33">Example: "Synthesis of Compound A".</text:p>
            </text:list-item>
          </text:list>
        </text:list-item>
        <text:list-item>
          <text:p text:style-name="P34">Content Collection</text:p>
          <text:list text:continue-numbering="true">
            <text:list-item>
              <text:p text:style-name="P35">Gathers all relevant paragraphs until:<text:s/></text:p>
              <text:list text:continue-numbering="true">
                <text:list-item>
                  <text:p text:style-name="P36">The next example heading appears.</text:p>
                </text:list-item>
                <text:list-item>
                  <text:p text:style-name="P37">The end of the section is reached.</text:p>
                </text:list-item>
              </text:list>
            </text:list-item>
            <text:list-item>
              <text:p text:style-name="P38">Maintains the original paragraph structure.</text:p>
            </text:list-item>
          </text:list>
        </text:list-item>
      </text:list>
      <text:p text:style-name="Normal">Data Structure Example:</text:p>
      <text:p text:style-name="Normal">{</text:p>
      <text:p text:style-name="Normal"><text:s text:c="2"/>"number": "Example 1",</text:p>
      <text:p text:style-name="Normal"><text:s text:c="2"/>"title": "Synthesis of Compound A",</text:p>
      <text:p text:style-name="Normal"><text:s text:c="2"/>"content": [</text:p>
      <text:p text:style-name="Normal"><text:s text:c="4"/>"First paragraph of procedure...",</text:p>
      <text:p text:style-name="Normal"><text:s text:c="4"/>"Second paragraph of results...",</text:p>
      <text:p text:style-name="Normal"><text:s text:c="4"/>"Final paragraph of analysis..."</text:p>
      <text:p text:style-name="Normal"><text:s text:c="2"/>]</text:p>
      <text:p text:style-name="Normal">}</text:p>
      <text:p text:style-name="Normal"/>
      <text:h text:style-name="Heading3" text:outline-level="3">3. Quality Control Measures</text:h>
      <text:p text:style-name="Normal">To ensure high-quality extractions, the system applies the following filters:</text:p>
      <text:list text:style-name="LFO8" text:continue-numbering="true">
        <text:list-item>
          <text:p text:style-name="P39">Skips very short XML documents (&lt; 2000 characters) as they are unlikely to contain patent data.</text:p>
        </text:list-item>
        <text:list-item>
          <text:p text:style-name="P40">Removes gibberish or corrupted content.</text:p>
        </text:list-item>
        <text:list-item>
          <text:p text:style-name="P41">Ignores documents with special sequence tags, which indicates irrelevant or faulty data.</text:p>
        </text:list-item>
        <text:list-item>
          <text:p text:style-name="P42">Validates extracted examples before saving to ensure proper structure.</text:p>
        </text:list-item>
        <text:list-item>
          <text:p text:style-name="P43">Preserves paragraph separation to maintain readability.</text:p>
        </text:list-item>
      </text:list>
      <text:p text:style-name="Normal"/>
      <text:p text:style-name="Normal"/>
      <text:p text:style-name="Normal"/>
      <text:p text:style-name="Normal"/>
      <text:p text:style-name="Normal"/>
      <text:p text:style-name="Normal"/>
      <text:soft-page-break/>
      <text:h text:style-name="Heading2" text:outline-level="2">Comparison to Janets approach:<text:line-break/></text:h>
      <text:p text:style-name="Normal"><text:line-break/>In 2011, 943 patents<text:s/>from Janets<text:s/><text:s/>dataset<text:s/>were<text:s/>tested. Of these, 628 (66.6%) had an exact match with Janet’s extraction( exact match meaning the total number of extracted examples as well as number of prophetic and nonprophetic classifications matched Janets). In 796 cases (84.4%), the total number of extracted examples matched Janet’s results. A total of 4,912 examples were extracted, with an average total error of 1.62 per patent. The average error for prophetic examples was 1.10 (721 correct), while for non-prophetic examples, it was 2.48 (631 correct). Additionally, 1,065 examples were classified as unknown.</text:p>
      <text:p text:style-name="Normal">In 2015, 996<text:s/>patents from Janets <text:s/>dataset were tested. Of these, 636 (63.9%) had an exact match with Janet’s extraction. In 828 cases, the total number of extracted examples matched Janet’s results. A total of 4,226 examples were extracted, with an average total error of 0.77 per patent. The average error for prophetic examples was 1.37 (736 correct), while for non-prophetic examples, it was 2.10 (642 correct). There were also 461 unknown example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icon-label" style:display-name="icon-labe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mir Mohammadikarbalaei</meta:initial-creator>
    <dc:creator>Amir Mohammadikarbalaei</dc:creator>
    <meta:creation-date>2025-03-23T11:50:00Z</meta:creation-date>
    <dc:date>2025-03-24T09:46:00Z</dc:date>
    <meta:template xlink:href="Normal" xlink:type="simple"/>
    <meta:editing-cycles>15</meta:editing-cycles>
    <meta:editing-duration>PT1800S</meta:editing-duration>
    <meta:document-statistic meta:page-count="4" meta:paragraph-count="9" meta:word-count="704" meta:character-count="4711" meta:row-count="33" meta:non-whitespace-character-count="4016"/>
  </office:meta>
</office:document-meta>
</file>